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71cm" fo:min-width="3.09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2.99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2.19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6cm" fo:min-width="2.0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929cm" fo:min-width="5.53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244cm" fo:min-width="1.776cm"/>
      <style:paragraph-properties style:writing-mode="lr-tb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995cm" fo:min-width="3.766cm"/>
      <style:paragraph-properties style:writing-mode="lr-tb"/>
    </style:style>
    <style:style style:name="gr15" style:family="graphic" style:parent-style-name="objectwithoutfill">
      <style:graphic-properties draw:marker-end="Arrowheads_20_14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3.244cm" fo:min-width="1.207cm"/>
      <style:paragraph-properties style:writing-mode="lr-tb"/>
    </style:style>
    <style:style style:name="gr17" style:family="graphic" style:parent-style-name="objectwithoutfill">
      <style:graphic-properties draw:marker-end="Arrowheads_20_16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2.926cm" fo:min-width="1.96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656cm" fo:min-width="2.676cm"/>
      <style:paragraph-properties style:writing-mode="lr-tb"/>
    </style:style>
    <style:style style:name="gr20" style:family="graphic" style:parent-style-name="objectwithoutfill">
      <style:graphic-properties draw:marker-end="Arrowheads_20_15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3.877cm" fo:min-width="7.12cm"/>
      <style:paragraph-properties style:writing-mode="lr-tb"/>
    </style:style>
    <style:style style:name="gr22" style:family="graphic" style:parent-style-name="objectwithoutfill">
      <style:graphic-properties draw:marker-end="Arrowheads_20_17" draw:marker-end-width="0.3cm" draw:fill="none" draw:textarea-vertical-align="middle"/>
    </style:style>
    <style:style style:name="gr23" style:family="graphic" style:parent-style-name="objectwithoutfill">
      <style:graphic-properties draw:marker-end="Arrowheads_20_18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2.132cm" fo:min-width="2.04cm"/>
      <style:paragraph-properties style:writing-mode="lr-tb"/>
    </style:style>
    <style:style style:name="gr25" style:family="graphic" style:parent-style-name="objectwithoutfill">
      <style:graphic-properties draw:marker-end="Arrowheads_20_19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2.925cm" fo:min-width="7.12cm"/>
      <style:paragraph-properties style:writing-mode="lr-tb"/>
    </style:style>
    <style:style style:name="gr27" style:family="graphic" style:parent-style-name="objectwithoutfill">
      <style:graphic-properties draw:marker-end="Arrowheads_20_20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2.607cm" fo:min-width="1.397cm"/>
      <style:paragraph-properties style:writing-mode="lr-tb"/>
    </style:style>
    <style:style style:name="gr29" style:family="graphic" style:parent-style-name="objectwithoutfill">
      <style:graphic-properties draw:marker-end="Arrowheads_20_21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3.243cm" fo:min-width="7.12cm"/>
      <style:paragraph-properties style:writing-mode="lr-tb"/>
    </style:style>
    <style:style style:name="gr31" style:family="graphic" style:parent-style-name="objectwithoutfill">
      <style:graphic-properties draw:marker-end="Arrowheads_20_35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3.32cm" fo:min-width="6.803cm"/>
      <style:paragraph-properties style:writing-mode="lr-tb"/>
    </style:style>
    <style:style style:name="gr33" style:family="graphic" style:parent-style-name="objectwithoutfill">
      <style:graphic-properties draw:marker-end="Arrowheads_20_36" draw:marker-end-width="0.3cm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2.607cm" fo:min-width="1.77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973cm" fo:min-width="2.359cm"/>
      <style:paragraph-properties style:writing-mode="lr-tb"/>
    </style:style>
    <style:style style:name="gr36" style:family="graphic" style:parent-style-name="objectwithoutfill">
      <style:graphic-properties draw:marker-end="Arrowheads_20_22" draw:marker-end-width="0.3cm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2.925cm" fo:min-width="5.215cm"/>
      <style:paragraph-properties style:writing-mode="lr-tb"/>
    </style:style>
    <style:style style:name="gr38" style:family="graphic" style:parent-style-name="objectwithoutfill">
      <style:graphic-properties draw:marker-end="Arrowheads_20_23" draw:marker-end-width="0.3cm" draw:fill="none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3.242cm" fo:min-width="6.167cm"/>
      <style:paragraph-properties style:writing-mode="lr-tb"/>
    </style:style>
    <style:style style:name="gr40" style:family="graphic" style:parent-style-name="objectwithoutfill">
      <style:graphic-properties draw:marker-end="Arrowheads_20_24" draw:marker-end-width="0.3cm" draw:fill="none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1.973cm" fo:min-width="2.676cm"/>
      <style:paragraph-properties style:writing-mode="lr-tb"/>
    </style:style>
    <style:style style:name="gr42" style:family="graphic" style:parent-style-name="objectwithoutfill">
      <style:graphic-properties draw:marker-end="Arrowheads_20_25" draw:marker-end-width="0.3cm" draw:fill="none" draw:textarea-vertical-align="middle"/>
    </style:style>
    <style:style style:name="gr43" style:family="graphic" style:parent-style-name="objectwithoutfill">
      <style:graphic-properties draw:marker-end="Arrowheads_20_26" draw:marker-end-width="0.3cm" draw:fill="none" draw:textarea-vertical-align="middle"/>
    </style:style>
    <style:style style:name="gr44" style:family="graphic" style:parent-style-name="objectwithoutfill">
      <style:graphic-properties draw:marker-end="Arrowheads_20_27" draw:marker-end-width="0.3cm" draw:fill="none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2.925cm" fo:min-width="5.533cm"/>
      <style:paragraph-properties style:writing-mode="lr-tb"/>
    </style:style>
    <style:style style:name="gr46" style:family="graphic" style:parent-style-name="objectwithoutfill">
      <style:graphic-properties draw:marker-end="Arrowheads_20_28" draw:marker-end-width="0.3cm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4.196cm" fo:min-width="1.966cm"/>
      <style:paragraph-properties style:writing-mode="lr-tb"/>
    </style:style>
    <style:style style:name="gr48" style:family="graphic" style:parent-style-name="objectwithoutfill">
      <style:graphic-properties draw:marker-end="Arrowheads_20_29" draw:marker-end-width="0.3cm" draw:fill="none" draw:textarea-vertical-align="middle"/>
    </style:style>
    <style:style style:name="gr49" style:family="graphic" style:parent-style-name="objectwithoutfill">
      <style:graphic-properties draw:marker-end="Arrowheads_20_30" draw:marker-end-width="0.3cm" draw:fill="none" draw:textarea-vertical-align="middle"/>
    </style:style>
    <style:style style:name="gr50" style:family="graphic" style:parent-style-name="standard">
      <style:graphic-properties draw:textarea-horizontal-align="justify" draw:textarea-vertical-align="middle" draw:auto-grow-height="false" fo:min-height="2.609cm" fo:min-width="1.776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1.814cm" fo:min-width="2.2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1.762cm" fo:min-width="4.581cm"/>
      <style:paragraph-properties style:writing-mode="lr-tb"/>
    </style:style>
    <style:style style:name="gr53" style:family="graphic" style:parent-style-name="objectwithoutfill">
      <style:graphic-properties draw:marker-end="Arrowheads_20_31" draw:marker-end-width="0.3cm" draw:fill="none" draw:textarea-vertical-align="middle"/>
    </style:style>
    <style:style style:name="gr54" style:family="graphic" style:parent-style-name="objectwithoutfill">
      <style:graphic-properties draw:marker-end="Arrowheads_20_32" draw:marker-end-width="0.3cm" draw:fill="none" draw:textarea-vertical-align="middle"/>
    </style:style>
    <style:style style:name="gr55" style:family="graphic" style:parent-style-name="standard">
      <style:graphic-properties draw:textarea-horizontal-align="justify" draw:textarea-vertical-align="middle" draw:auto-grow-height="false" fo:min-height="4.83cm" fo:min-width="4.897cm"/>
      <style:paragraph-properties style:writing-mode="lr-tb"/>
    </style:style>
    <style:style style:name="gr56" style:family="graphic" style:parent-style-name="objectwithoutfill">
      <style:graphic-properties draw:marker-end="Arrowheads_20_33" draw:marker-end-width="0.3cm" draw:fill="none" draw:textarea-vertical-align="middle"/>
    </style:style>
    <style:style style:name="gr57" style:family="graphic" style:parent-style-name="standard">
      <style:graphic-properties draw:textarea-horizontal-align="justify" draw:textarea-vertical-align="middle" draw:auto-grow-height="false" fo:min-height="3.243cm" fo:min-width="1.207cm"/>
      <style:paragraph-properties style:writing-mode="lr-tb"/>
    </style:style>
    <style:style style:name="gr58" style:family="graphic" style:parent-style-name="objectwithoutfill">
      <style:graphic-properties draw:marker-end="Arrowheads_20_34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08cm" svg:height="2.857cm" svg:x="8.937cm" svg:y="1.63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5.08cm" svg:height="5.08cm" svg:x="8.937cm" svg:y="7.667cm">
          <text:p text:style-name="P1">new or exist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3.492cm" svg:height="3.175cm" svg:x="16.875cm" svg:y="14.335cm">
          <text:p text:style-name="P1">Insert new member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5.397cm" svg:height="5.08cm" svg:x="0.365cm" svg:y="7.667cm">
          <text:p text:style-name="P1">If existing memb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7" draw:id="id7" draw:layer="layout" svg:width="5.078cm" svg:height="3.81cm" svg:x="15.922cm" svg:y="8.302cm">
          <text:p text:style-name="P1">If new memb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4" draw:id="id4" draw:layer="layout" svg:width="6.033cm" svg:height="4.127cm" svg:x="7.937cm" svg:y="13.7cm"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" xml:id="id2" draw:id="id2" draw:layer="layout" svg:width="3.81cm" svg:height="3.493cm" svg:x="0.952cm" svg:y="14.334cm">
          <text:p text:style-name="P1">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8" draw:text-style-name="P2" draw:layer="layout" draw:type="line" svg:x1="3.064cm" svg:y1="12.747cm" svg:x2="2.857cm" svg:y2="14.334cm" draw:start-shape="id1" draw:start-glue-point="6" draw:end-shape="id2" draw:end-glue-point="4" svg:d="M3064 12747l-207 1587" svg:viewBox="0 0 208 1588">
          <text:p/>
        </draw:connector>
        <draw:connector draw:style-name="gr9" draw:text-style-name="P2" draw:layer="layout" draw:type="line" svg:x1="16.875cm" svg:y1="15.922cm" svg:x2="13.97cm" svg:y2="15.764cm" draw:start-shape="id3" draw:start-glue-point="3" draw:end-shape="id4" draw:end-glue-point="8" svg:d="M16875 15922l-2905-158" svg:viewBox="0 0 2906 159">
          <text:p/>
        </draw:connector>
        <draw:connector draw:style-name="gr10" draw:text-style-name="P2" draw:layer="layout" draw:type="line" svg:x1="11.477cm" svg:y1="4.492cm" svg:x2="11.477cm" svg:y2="7.667cm" draw:start-shape="id5" draw:start-glue-point="8" draw:end-shape="id6" draw:end-glue-point="4" svg:d="M11477 4492v3175" svg:viewBox="0 0 1 3176">
          <text:p/>
        </draw:connector>
        <draw:connector draw:style-name="gr11" draw:text-style-name="P2" draw:layer="layout" draw:type="line" svg:x1="8.937cm" svg:y1="10.207cm" svg:x2="5.762cm" svg:y2="10.207cm" draw:start-shape="id6" draw:start-glue-point="5" draw:end-shape="id1" draw:end-glue-point="7" svg:d="M8937 10207h-3175" svg:viewBox="0 0 3176 1">
          <text:p/>
        </draw:connector>
        <draw:connector draw:style-name="gr12" draw:text-style-name="P2" draw:layer="layout" draw:type="line" svg:x1="18.461cm" svg:y1="12.112cm" svg:x2="18.621cm" svg:y2="14.335cm" draw:start-shape="id7" draw:start-glue-point="6" draw:end-shape="id3" draw:end-glue-point="0" svg:d="M18461 12112l160 2223" svg:viewBox="0 0 161 2224">
          <text:p/>
        </draw:connector>
        <draw:connector draw:style-name="gr13" draw:text-style-name="P2" draw:layer="layout" draw:type="line" svg:x1="14.017cm" svg:y1="10.207cm" svg:x2="15.922cm" svg:y2="10.207cm" draw:start-shape="id6" draw:start-glue-point="7" draw:end-shape="id7" draw:end-glue-point="5" svg:d="M14017 10207h1905" svg:viewBox="0 0 1906 1">
          <text:p/>
        </draw:connector>
        <draw:custom-shape draw:style-name="gr14" draw:text-style-name="P1" xml:id="id8" draw:id="id8" draw:layer="layout" svg:width="6.032cm" svg:height="3.175cm" svg:x="14.922cm" svg:y="20.68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draw:type="line" svg:x1="18.621cm" svg:y1="17.51cm" svg:x2="17.938cm" svg:y2="20.685cm" draw:start-shape="id3" draw:start-glue-point="2" draw:end-shape="id8" draw:end-glue-point="4" svg:d="M18621 17510l-683 3175" svg:viewBox="0 0 684 3176">
          <text:p/>
        </draw:connector>
        <draw:custom-shape draw:style-name="gr16" draw:text-style-name="P1" xml:id="id9" draw:id="id9" draw:layer="layout" svg:width="2.857cm" svg:height="3.493cm" svg:x="7.303cm" svg:y="20.367cm">
          <text:p text:style-name="P1">2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7" draw:text-style-name="P2" draw:layer="layout" draw:type="line" svg:x1="10.16cm" svg:y1="22.114cm" svg:x2="14.922cm" svg:y2="22.273cm" draw:start-shape="id9" draw:start-glue-point="7" draw:end-shape="id8" draw:end-glue-point="6" svg:d="M10160 22114l4762 159" svg:viewBox="0 0 4763 160">
          <text:p/>
        </draw:connector>
      </draw:page>
      <draw:page draw:name="page2" draw:style-name="dp1" draw:master-page-name="Default">
        <draw:custom-shape draw:style-name="gr18" draw:text-style-name="P1" xml:id="id10" draw:id="id10" draw:layer="layout" svg:width="4.127cm" svg:height="3.175cm" svg:x="0.318cm" svg:y="1cm">
          <text:p text:style-name="P1">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9" draw:text-style-name="P1" xml:id="id11" draw:id="id11" draw:layer="layout" svg:width="6.35cm" svg:height="3.81cm" svg:x="7.302cm" svg:y="1cm">
          <text:p text:style-name="P1">If update member detail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2" draw:layer="layout" draw:type="line" svg:x1="4.445cm" svg:y1="2.588cm" svg:x2="7.302cm" svg:y2="2.905cm" draw:start-shape="id10" draw:start-glue-point="7" draw:end-shape="id11" draw:end-glue-point="5" svg:d="M4445 2588l2857 317" svg:viewBox="0 0 2858 318">
          <text:p/>
        </draw:connector>
        <draw:custom-shape draw:style-name="gr21" draw:text-style-name="P1" xml:id="id13" draw:id="id13" draw:layer="layout" svg:width="7.62cm" svg:height="4.127cm" svg:x="13.017cm" svg:y="20.05cm">
          <text:p text:style-name="P1">Member provide new details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svg:x1="13.652cm" svg:y1="2.905cm" svg:x2="16.827cm" svg:y2="6.397cm" draw:start-shape="id11" draw:start-glue-point="7" draw:end-shape="id12" draw:end-glue-point="0" svg:d="M13652 2905h3175v3492" svg:viewBox="0 0 3176 3493">
          <text:p/>
        </draw:connector>
        <draw:connector draw:style-name="gr23" draw:text-style-name="P2" draw:layer="layout" draw:type="line" svg:x1="13.017cm" svg:y1="22.113cm" svg:x2="5.397cm" svg:y2="20.843cm" draw:start-shape="id13" draw:start-glue-point="3" draw:end-shape="id14" draw:end-glue-point="7" svg:d="M13017 22113l-7620-1270" svg:viewBox="0 0 7621 1271">
          <text:p/>
        </draw:connector>
        <draw:custom-shape draw:style-name="gr24" draw:text-style-name="P1" xml:id="id15" draw:id="id15" draw:layer="layout" svg:width="5.08cm" svg:height="4.763cm" svg:x="0.317cm" svg:y="6.714cm">
          <text:p text:style-name="P1">If pay membership fe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2" draw:layer="layout" draw:type="line" svg:x1="2.382cm" svg:y1="4.175cm" svg:x2="2.857cm" svg:y2="6.714cm" draw:start-shape="id10" draw:start-glue-point="6" draw:end-shape="id15" draw:end-glue-point="4" svg:d="M2382 4175l475 2539" svg:viewBox="0 0 476 2540">
          <text:p/>
        </draw:connector>
        <draw:custom-shape draw:style-name="gr26" draw:text-style-name="P1" xml:id="id16" draw:id="id16" draw:layer="layout" svg:width="7.62cm" svg:height="3.175cm" svg:x="0.317cm" svg:y="14.017cm">
          <text:p text:style-name="P1">Confirm payment of fee.</text:p>
          <draw:enhanced-geometry svg:viewBox="0 0 21600 21600" draw:type="rectangle" draw:enhanced-path="M 0 0 L 21600 0 21600 21600 0 21600 0 0 Z N"/>
        </draw:custom-shape>
        <draw:connector draw:style-name="gr27" draw:text-style-name="P2" draw:layer="layout" draw:type="line" svg:x1="2.857cm" svg:y1="11.477cm" svg:x2="4.127cm" svg:y2="14.017cm" draw:start-shape="id15" draw:start-glue-point="6" draw:end-shape="id16" draw:end-glue-point="0" svg:d="M2857 11477l1270 2540" svg:viewBox="0 0 1271 2541">
          <text:p/>
        </draw:connector>
        <draw:custom-shape draw:style-name="gr28" draw:text-style-name="P1" xml:id="id14" draw:id="id14" draw:layer="layout" svg:width="3.175cm" svg:height="2.857cm" svg:x="2.222cm" svg:y="19.415cm">
          <text:p text:style-name="P1">2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9" draw:text-style-name="P2" draw:layer="layout" draw:type="line" svg:x1="4.127cm" svg:y1="17.192cm" svg:x2="3.81cm" svg:y2="19.415cm" draw:start-shape="id16" draw:start-glue-point="2" draw:end-shape="id14" draw:end-glue-point="4" svg:d="M4127 17192l-317 2223" svg:viewBox="0 0 318 2224">
          <text:p/>
        </draw:connector>
        <draw:custom-shape draw:style-name="gr30" draw:text-style-name="P3" xml:id="id12" draw:id="id12" draw:layer="layout" svg:width="7.62cm" svg:height="3.493cm" svg:x="13.017cm" svg:y="6.397cm">
          <text:p text:style-name="P3">Search member with membership id</text:p>
          <draw:enhanced-geometry svg:viewBox="0 0 21600 21600" draw:type="rectangle" draw:enhanced-path="M 0 0 L 21600 0 21600 21600 0 21600 0 0 Z N"/>
        </draw:custom-shape>
        <draw:connector draw:style-name="gr31" draw:text-style-name="P2" draw:layer="layout" draw:type="line" svg:x1="16.827cm" svg:y1="9.89cm" svg:x2="16.985cm" svg:y2="12.43cm" draw:start-shape="id12" draw:start-glue-point="2" draw:end-shape="id17" draw:end-glue-point="0" svg:d="M16827 9890l158 2540" svg:viewBox="0 0 159 2541">
          <text:p/>
        </draw:connector>
        <draw:custom-shape draw:style-name="gr32" draw:text-style-name="P3" xml:id="id17" draw:id="id17" draw:layer="layout" svg:width="7.303cm" svg:height="3.57cm" svg:x="13.334cm" svg:y="12.43cm">
          <text:p text:style-name="P3">Details added to system</text:p>
          <draw:enhanced-geometry svg:viewBox="0 0 21600 21600" draw:type="rectangle" draw:enhanced-path="M 0 0 L 21600 0 21600 21600 0 21600 0 0 Z N"/>
        </draw:custom-shape>
        <draw:connector draw:style-name="gr33" draw:text-style-name="P2" draw:layer="layout" draw:type="line" svg:x1="16.985cm" svg:y1="16cm" svg:x2="16.827cm" svg:y2="20.05cm" draw:start-shape="id17" draw:start-glue-point="2" draw:end-shape="id13" draw:end-glue-point="0" svg:d="M16985 16000l-158 4050" svg:viewBox="0 0 159 4051">
          <text:p/>
        </draw:connector>
      </draw:page>
      <draw:page draw:name="page3" draw:style-name="dp1" draw:master-page-name="Default">
        <draw:custom-shape draw:style-name="gr34" draw:text-style-name="P1" xml:id="id18" draw:id="id18" draw:layer="layout" svg:width="3.81cm" svg:height="2.857cm" svg:x="0.317cm" svg:y="1.318cm">
          <text:p text:style-name="P1">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5" draw:text-style-name="P1" xml:id="id19" draw:id="id19" draw:layer="layout" svg:width="5.715cm" svg:height="4.445cm" svg:x="7.937cm" svg:y="1cm">
          <text:p text:style-name="P1">If search memb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6" draw:text-style-name="P2" draw:layer="layout" draw:type="line" svg:x1="4.127cm" svg:y1="2.746cm" svg:x2="7.937cm" svg:y2="3.223cm" draw:start-shape="id18" draw:start-glue-point="7" draw:end-shape="id19" draw:end-glue-point="5" svg:d="M4127 2746l3810 477" svg:viewBox="0 0 3811 478">
          <text:p/>
        </draw:connector>
        <draw:custom-shape draw:style-name="gr37" draw:text-style-name="P1" xml:id="id20" draw:id="id20" draw:layer="layout" svg:width="5.715cm" svg:height="3.175cm" svg:x="14.605cm" svg:y="5.762cm">
          <text:p text:style-name="P1">Enter membership id</text:p>
          <draw:enhanced-geometry svg:viewBox="0 0 21600 21600" draw:type="rectangle" draw:enhanced-path="M 0 0 L 21600 0 21600 21600 0 21600 0 0 Z N"/>
        </draw:custom-shape>
        <draw:connector draw:style-name="gr38" draw:text-style-name="P2" draw:layer="layout" svg:x1="13.652cm" svg:y1="3.223cm" svg:x2="17.462cm" svg:y2="5.762cm" draw:start-shape="id19" draw:start-glue-point="7" draw:end-shape="id20" svg:d="M13652 3223h3810v2539" svg:viewBox="0 0 3811 2540">
          <text:p/>
        </draw:connector>
        <draw:custom-shape draw:style-name="gr39" draw:text-style-name="P1" xml:id="id21" draw:id="id21" draw:layer="layout" svg:width="6.667cm" svg:height="3.492cm" svg:x="13.653cm" svg:y="11.477cm">
          <text:p text:style-name="P1">Receive member details</text:p>
          <draw:enhanced-geometry svg:viewBox="0 0 21600 21600" draw:type="rectangle" draw:enhanced-path="M 0 0 L 21600 0 21600 21600 0 21600 0 0 Z N"/>
        </draw:custom-shape>
        <draw:connector draw:style-name="gr40" draw:text-style-name="P2" draw:layer="layout" draw:type="line" svg:x1="17.462cm" svg:y1="8.937cm" svg:x2="16.986cm" svg:y2="11.477cm" draw:start-shape="id20" draw:start-glue-point="2" draw:end-shape="id21" draw:end-glue-point="0" svg:d="M17462 8937l-476 2540" svg:viewBox="0 0 477 2541">
          <text:p/>
        </draw:connector>
        <draw:custom-shape draw:style-name="gr41" draw:text-style-name="P1" xml:id="id22" draw:id="id22" draw:layer="layout" svg:width="6.35cm" svg:height="4.445cm" svg:x="0.317cm" svg:y="5.762cm">
          <text:p text:style-name="P1">If delete memb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2" draw:layer="layout" draw:type="line" svg:x1="2.222cm" svg:y1="4.175cm" svg:x2="3.492cm" svg:y2="5.762cm" draw:start-shape="id18" draw:start-glue-point="6" draw:end-shape="id22" draw:end-glue-point="4" svg:d="M2222 4175l1270 1587" svg:viewBox="0 0 1271 1588">
          <text:p/>
        </draw:connector>
        <draw:custom-shape draw:style-name="gr37" draw:text-style-name="P1" xml:id="id23" draw:id="id23" draw:layer="layout" svg:width="5.715cm" svg:height="3.175cm" svg:x="0.635cm" svg:y="12.43cm">
          <text:p text:style-name="P1">Enter membership id</text:p>
          <draw:enhanced-geometry svg:viewBox="0 0 21600 21600" draw:type="rectangle" draw:enhanced-path="M 0 0 L 21600 0 21600 21600 0 21600 0 0 Z N"/>
        </draw:custom-shape>
        <draw:custom-shape draw:style-name="gr39" draw:text-style-name="P1" xml:id="id24" draw:id="id24" draw:layer="layout" svg:width="6.667cm" svg:height="3.492cm" svg:x="0.318cm" svg:y="17.51cm">
          <text:p text:style-name="P1">Receive member details</text:p>
          <draw:enhanced-geometry svg:viewBox="0 0 21600 21600" draw:type="rectangle" draw:enhanced-path="M 0 0 L 21600 0 21600 21600 0 21600 0 0 Z N"/>
        </draw:custom-shape>
        <draw:connector draw:style-name="gr43" draw:text-style-name="P2" draw:layer="layout" draw:type="line" svg:x1="3.492cm" svg:y1="10.207cm" svg:x2="3.492cm" svg:y2="12.43cm" draw:start-shape="id22" draw:start-glue-point="6" draw:end-shape="id23" draw:end-glue-point="0" svg:d="M3492 10207v2223" svg:viewBox="0 0 1 2224">
          <text:p/>
        </draw:connector>
        <draw:connector draw:style-name="gr44" draw:text-style-name="P2" draw:layer="layout" draw:type="line" svg:x1="3.492cm" svg:y1="15.605cm" svg:x2="3.651cm" svg:y2="17.51cm" draw:start-shape="id23" draw:start-glue-point="2" draw:end-shape="id24" draw:end-glue-point="0" svg:d="M3492 15605l159 1905" svg:viewBox="0 0 160 1906">
          <text:p/>
        </draw:connector>
        <draw:custom-shape draw:style-name="gr45" draw:text-style-name="P1" xml:id="id25" draw:id="id25" draw:layer="layout" svg:width="6.033cm" svg:height="3.175cm" svg:x="0.317cm" svg:y="22.59cm">
          <text:p text:style-name="P1">Delete member</text:p>
          <draw:enhanced-geometry svg:viewBox="0 0 21600 21600" draw:type="rectangle" draw:enhanced-path="M 0 0 L 21600 0 21600 21600 0 21600 0 0 Z N"/>
        </draw:custom-shape>
        <draw:connector draw:style-name="gr46" draw:text-style-name="P2" draw:layer="layout" draw:type="line" svg:x1="3.651cm" svg:y1="21.002cm" svg:x2="3.333cm" svg:y2="22.59cm" draw:start-shape="id24" draw:start-glue-point="2" draw:end-shape="id25" svg:d="M3651 21002l-318 1588" svg:viewBox="0 0 319 1589">
          <text:p/>
        </draw:connector>
        <draw:custom-shape draw:style-name="gr47" draw:text-style-name="P1" xml:id="id26" draw:id="id26" draw:layer="layout" svg:width="4.128cm" svg:height="4.445cm" svg:x="16.192cm" svg:y="23.542cm">
          <text:p text:style-name="P1">2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8" draw:text-style-name="P2" draw:layer="layout" draw:type="line" svg:x1="16.986cm" svg:y1="14.969cm" svg:x2="18.256cm" svg:y2="23.542cm" draw:start-shape="id21" draw:start-glue-point="2" draw:end-shape="id26" draw:end-glue-point="4" svg:d="M16986 14969l1270 8573" svg:viewBox="0 0 1271 8574">
          <text:p/>
        </draw:connector>
        <draw:connector draw:style-name="gr49" draw:text-style-name="P2" draw:layer="layout" draw:type="line" svg:x1="6.35cm" svg:y1="24.177cm" svg:x2="16.192cm" svg:y2="25.765cm" draw:start-shape="id25" draw:start-glue-point="1" draw:end-shape="id26" draw:end-glue-point="5" svg:d="M6350 24177l9842 1588" svg:viewBox="0 0 9843 1589">
          <text:p/>
        </draw:connector>
      </draw:page>
      <draw:page draw:name="page4" draw:style-name="dp1" draw:master-page-name="Default">
        <draw:custom-shape draw:style-name="gr50" draw:text-style-name="P1" xml:id="id29" draw:id="id29" draw:layer="layout" svg:width="3.81cm" svg:height="2.858cm" svg:x="0.317cm" svg:y="1cm">
          <text:p text:style-name="P1">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1" draw:text-style-name="P1" xml:id="id28" draw:id="id28" draw:layer="layout" svg:width="5.398cm" svg:height="4.128cm" svg:x="6.349cm" svg:y="1cm">
          <text:p text:style-name="P1">If show all member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xml:id="id27" draw:id="id27" draw:layer="layout" svg:width="5.08cm" svg:height="3.81cm" svg:x="6.667cm" svg:y="8.937cm"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3" draw:text-style-name="P2" draw:layer="layout" draw:type="line" svg:x1="9.207cm" svg:y1="8.937cm" svg:x2="9.048cm" svg:y2="5.128cm" draw:start-shape="id27" draw:start-glue-point="5" draw:end-shape="id28" svg:d="M9207 8937l-159-3809" svg:viewBox="0 0 160 3810">
          <text:p/>
        </draw:connector>
        <draw:connector draw:style-name="gr54" draw:text-style-name="P2" draw:layer="layout" draw:type="line" svg:x1="4.127cm" svg:y1="2.429cm" svg:x2="6.349cm" svg:y2="3.064cm" draw:start-shape="id29" draw:start-glue-point="7" draw:end-shape="id28" draw:end-glue-point="5" svg:d="M4127 2429l2222 635" svg:viewBox="0 0 2223 636">
          <text:p/>
        </draw:connector>
        <draw:custom-shape draw:style-name="gr55" draw:text-style-name="P1" xml:id="id30" draw:id="id30" draw:layer="layout" svg:width="5.397cm" svg:height="5.08cm" svg:x="15.24cm" svg:y="1.952cm">
          <text:p text:style-name="P1">All members displayed</text:p>
          <draw:enhanced-geometry svg:viewBox="0 0 21600 21600" draw:type="rectangle" draw:enhanced-path="M 0 0 L 21600 0 21600 21600 0 21600 0 0 Z N"/>
        </draw:custom-shape>
        <draw:connector draw:style-name="gr56" draw:text-style-name="P2" draw:layer="layout" draw:type="line" svg:x1="11.747cm" svg:y1="3.064cm" svg:x2="15.24cm" svg:y2="4.492cm" draw:start-shape="id28" draw:start-glue-point="7" draw:end-shape="id30" draw:end-glue-point="3" svg:d="M11747 3064l3493 1428" svg:viewBox="0 0 3494 1429">
          <text:p/>
        </draw:connector>
        <draw:custom-shape draw:style-name="gr57" draw:text-style-name="P1" xml:id="id31" draw:id="id31" draw:layer="layout" svg:width="2.857cm" svg:height="3.492cm" svg:x="17.78cm" svg:y="13.7cm">
          <text:p text:style-name="P1">2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58" draw:text-style-name="P2" draw:layer="layout" draw:type="line" svg:x1="17.938cm" svg:y1="7.032cm" svg:x2="19.208cm" svg:y2="13.7cm" draw:start-shape="id30" draw:start-glue-point="2" draw:end-shape="id31" draw:end-glue-point="4" svg:d="M17938 7032l1270 6668" svg:viewBox="0 0 1271 666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2:37:00.044268150</meta:creation-date>
    <dc:date>2022-12-23T14:02:17.593164863</dc:date>
    <meta:editing-duration>PT4M34S</meta:editing-duration>
    <meta:editing-cycles>9</meta:editing-cycles>
    <meta:generator>LibreOffice/7.4.2.3$Linux_X86_64 LibreOffice_project/40$Build-3</meta:generator>
    <meta:document-statistic meta:object-count="60"/>
  </office:meta>
</office:document-meta>
</file>